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margin-top="0.002in"/>
      <style:text-properties style:font-name="Times New Roman" style:font-name-asian="Times New Roman" style:font-name-complex="Times New Roman" fo:font-size="3pt" style:font-size-asian="3pt" style:font-size-complex="3pt"/>
    </style:style>
    <style:style style:name="P2" style:parent-style-name="Standard" style:family="paragraph">
      <style:paragraph-properties style:line-height-at-least="0.1388in" fo:margin-left="0.075in">
        <style:tab-stops/>
      </style:paragraph-properties>
    </style:style>
    <style:style style:name="T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4" style:parent-style-name="Standard" style:master-page-name="MP1" style:family="paragraph">
      <style:paragraph-properties fo:break-before="page" fo:margin-top="0.0013in"/>
    </style:style>
    <style:style style:name="P5" style:parent-style-name="Standard" style:family="paragraph">
      <style:paragraph-properties style:line-height-at-least="0.1388in" fo:margin-left="0.0888in">
        <style:tab-stops/>
      </style:paragraph-properties>
    </style:style>
    <style:style style:name="T6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<draw:frame draw:style-name="a0" draw:name="image1.jpeg" text:anchor-type="as-char" svg:x="0in" svg:y="0in" svg:width="6.48661in" svg:height="8.64771in" style:rel-width="scale" style:rel-height="scale"><draw:image xlink:href="media/image1.jpeg" xlink:type="simple" xlink:show="embed" xlink:actuate="onLoad"/><svg:title/><svg:desc/></draw:frame></text:span></text:p>
      <text:soft-page-break/>
      <text:p text:style-name="P4"><draw:frame draw:id="id0" draw:style-name="a1" draw:name="Picture 2" text:anchor-type="paragraph" svg:x="0.65972in" svg:y="6.67292in" svg:width="6.69306in" svg:height="5.01944in" style:rel-width="scale" style:rel-height="scale"><draw:image xlink:href="media/image2.jpeg" xlink:type="simple" xlink:show="embed" xlink:actuate="onLoad"/><svg:title/><svg:desc/></draw:frame></text:p>
      <text:p text:style-name="P5"><text:span text:style-name="T6"><draw:frame draw:style-name="a2" draw:name="image3.jpeg" text:anchor-type="as-char" svg:x="0in" svg:y="0in" svg:width="6.69471in" svg:height="5.02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.8194in" fo:margin-left="0.6666in" fo:margin-bottom="0.1944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7361in" fo:margin-left="0.5833in" fo:margin-bottom="0in" fo:margin-right="0.8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11-15T15:20:00Z</meta:creation-date>
    <dc:date>2021-11-15T15:20:00Z</dc:date>
    <meta:template xlink:href="Normal.dotm" xlink:type="simple"/>
    <meta:editing-cycles>2</meta:editing-cycles>
    <meta:editing-duration>PT0S</meta:editing-duration>
    <meta:user-defined meta:name="Created" meta:value-type="date">2021-11-15T00:00:00Z</meta:user-defined>
    <meta:user-defined meta:name="LastSaved" meta:value-type="date">2021-11-15T00:00:00Z</meta:user-defined>
    <meta:document-statistic meta:page-count="2" meta:paragraph-count="0" meta:word-count="0" meta:character-count="-1" meta:row-count="5" meta:non-whitespace-character-count="0"/>
  </office:meta>
</office:document-meta>
</file>